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list-style-name="L1"/>
    <style:style style:name="P2" style:family="paragraph" style:parent-style-name="Text_20_body" style:list-style-name="L3"/>
    <style:style style:name="P3" style:family="paragraph" style:parent-style-name="Text_20_body" style:list-style-name="L4"/>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nuta de Reunion</text:h>
      <text:p text:style-name="Standard"/>
      <table:table table:name="Table1" table:style-name="Table1">
        <table:table-column table:style-name="Table1.A" table:number-columns-repeated="2"/>
        <table:table-row>
          <table:table-cell table:style-name="Table1.A1" office:value-type="string">
            <text:p text:style-name="Table_20_Contents">Integrantes</text:p>
          </table:table-cell>
          <table:table-cell table:style-name="Table1.B1" office:value-type="string">
            <text:p text:style-name="Table_20_Contents">Federico Andrade, Martin Llofriu, Facundo Benavides y Gonzalo Tejera</text:p>
          </table:table-cell>
        </table:table-row>
        <table:table-row>
          <table:table-cell table:style-name="Table1.A2" office:value-type="string">
            <text:p text:style-name="Table_20_Contents">Motivo</text:p>
          </table:table-cell>
          <table:table-cell table:style-name="Table1.B2" office:value-type="string">
            <text:p text:style-name="Table_20_Contents">Evaluación de la situación del proyecto y pasos a seguir</text:p>
          </table:table-cell>
        </table:table-row>
        <table:table-row>
          <table:table-cell table:style-name="Table1.A2" office:value-type="string">
            <text:p text:style-name="Table_20_Contents">Fecha</text:p>
          </table:table-cell>
          <table:table-cell table:style-name="Table1.B2" office:value-type="string">
            <text:p text:style-name="Table_20_Contents">Viernes 10 de Febrero de 2012</text:p>
          </table:table-cell>
        </table:table-row>
      </table:table>
      <text:p text:style-name="Standard"/>
      <text:h text:style-name="Heading_20_2" text:outline-level="2">Estado del proyecto</text:h>
      <text:p text:style-name="Text_20_body">Se expuso que actualmente se tiene implementado un sistema que es capaz de realizar localización continua durante varios minutos sin perderse. Este sistema se basa en las lineas del piso de la cancha <text:s/>del desafio IEEEOpen 2011 y el un sensor de brújula para ubicarse, mientras realiza un comportamiento de exploración aleatoria.</text:p>
      <text:p text:style-name="Text_20_body">La implementación de este sistema sirvio para aprender sobre varios aspectos prácticos de los filtros de partículas, como ser:</text:p>
      <text:list xml:id="list1824479414" text:style-name="L1">
        <text:list-item>
          <text:p text:style-name="P1">Representación del mapa</text:p>
        </text:list-item>
        <text:list-item>
          <text:p text:style-name="P1">Impelementación de sistemas de depuración</text:p>
        </text:list-item>
        <text:list-item>
          <text:p text:style-name="P1">Parametrización de los modelos de movimiento del robot, cantidad de partículas y parámetros de actualización (update)</text:p>
        </text:list-item>
        <text:list-item>
          <text:p text:style-name="P1">Uso de varias fuentes de información para el paso de actualización (compas y lineas)</text:p>
        </text:list-item>
      </text:list>
      <text:h text:style-name="Heading_20_2" text:outline-level="2">Pasos a seguir</text:h>
      <text:h text:style-name="Heading_20_3" text:outline-level="3">Parametrizacion</text:h>
      <text:p text:style-name="Text_20_body">Se planteó que, dado que los parámetros encontrados se utilizarán en el sistema final a implementar, se debe realizar un proceso formal de parametrización para validarlos y posiblemente mejorarlos.</text:p>
      <text:p text:style-name="Text_20_body">Este proceso de parametrización se realizará realizando un número de N corridas por cada juego de parámetros del sistema. Los parámetros identificados son 5:</text:p>
      <text:list xml:id="list414524342" text:style-name="L3">
        <text:list-item>
          <text:p text:style-name="P2">Cantidad de partículas</text:p>
        </text:list-item>
        <text:list-item>
          <text:p text:style-name="P2">Parámetro de desplazamiento lineal</text:p>
        </text:list-item>
        <text:list-item>
          <text:p text:style-name="P2">Parámetro de desplazamiento angular</text:p>
        </text:list-item>
        <text:list-item>
          <text:p text:style-name="P2">Parámetro de verosimilitud por distancia a la linea</text:p>
        </text:list-item>
        <text:list-item>
          <text:p text:style-name="P2">Parámetro de verosimilitud por distancia al ángulo de la brújula</text:p>
        </text:list-item>
      </text:list>
      <text:p text:style-name="Text_20_body">Tomando una división muy poco granular, podrían asignarse tres valores a cada uno de estos parámetros. Dado que ningun parámetro puede considerarse independiente, las pruebas deben realizarse probando todos los valores con todos. Esto implica que habrá N * 3 * 3 * 3 * 3 * 3 o N * 243. Suponiendo un valor pequeño para N, como por ejemplo 5, tendríamos más de mil corridas para <text:soft-page-break/>un proceso de parametrización básico. <text:s/>Suponiendo que cada ejecución demora 5 minutos, se tendrían 5 mil minutos de ejecución, es decir 83 horas.</text:p>
      <text:p text:style-name="Text_20_body">Dado que no es facti</text:p>
      <text:p text:style-name="Text_20_body">ble realizar 83 horas de ejecución, se acordó separar la parametrización en tres grupos disjuntos de parámetros.</text:p>
      <text:p text:style-name="Text_20_body">La cantidad de partículas se parametrizará en forma individual. Basandonos en que la comunidad considera que siempre un número mayor de partículas implica un mejor rendimiento del sistema, tomaremos el número máximo de partículas tal que el sistema de partículas sea lo suficientemente rápido para ejecutar mientras el robot realiza su taréa de exploración. Es decir, procuraremos que el sistema de localización siempre esté “al día”, sin ser necesario que el robot frene su tarea para que el sistema pueda procesar los datos.</text:p>
      <text:p text:style-name="Text_20_body">Los parámetros del modelo de desplazamiento (lineal y angular) se parametrizarán también independientemente del sistema de localización, utilizando experimentos que nos permitan discernir, mediante una métrica, que parámetros son los más adecuados. Estos experimentos constarán de que el robot navegue por el mapa y se aplique el modelo de desplazamiento. Luego, se comparará el conjunto de partículas final con la posición del robot al final de varios experimentos.</text:p>
      <text:p text:style-name="Text_20_body">Finalmente, se realizarán un conjunto de ejecuciones del algoritmo de localizacion a fin de ajustar los parámetros del paso de actualización.</text:p>
      <text:h text:style-name="Heading_20_3" text:outline-level="3">Experimentos</text:h>
      <text:p text:style-name="Text_20_body">Para los experimentos de parametrización se utilizará el Doraemon para localizar al robot de manera absoluta (true pose).</text:p>
      <text:h text:style-name="Heading_20_2" text:outline-level="2">Sugerencias adicionales</text:h>
      <text:p text:style-name="Text_20_body">Se realizaron varias sugerencias pertinentes, a saber:</text:p>
      <text:list xml:id="list1675119686" text:style-name="L4">
        <text:list-item>
          <text:p text:style-name="P3">Utilizar el software de Lego para calibrar el compas y probarlo nuevamente. Esto se debió a que se reportó que el compas presentaba un error de hasta 50 grados en un ambiente de 5 metros cuadrados.</text:p>
        </text:list-item>
        <text:list-item>
          <text:p text:style-name="P3">Implementar un sistema que permita discernir cuando realizar el paso de actualización (más costoso) del sistema. Esto va de la mano con la parametrización de la cantidad de partículas.</text:p>
        </text:list-item>
        <text:list-item>
          <text:p text:style-name="P3">Desacoplar el sistema de partículas de la tarea realizada por el robo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UY"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do </meta:initial-creator>
    <meta:creation-date>2012-02-14T14:31:04</meta:creation-date>
    <meta:document-statistic meta:table-count="1" meta:image-count="0" meta:object-count="0" meta:page-count="2" meta:paragraph-count="36" meta:word-count="631" meta:character-count="3981" meta:non-whitespace-character-count="3396"/>
    <dc:date>2012-02-14T15:01:01</dc:date>
    <dc:creator>ludo </dc:creator>
    <meta:editing-duration>PT10M58S</meta:editing-duration>
    <meta:editing-cycles>1</meta:editing-cycles>
    <meta:generator>LibreOffice/3.4$Linux LibreOffice_project/340m1$Build-402</meta:generator>
  </office:meta>
</office:document-meta>
</file>